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getValueInternal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ign.Assign( int startPos , int endPos , SpelNodeImpl ...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